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s :</text:p>
      <text:p text:style-name="Standard"/>
      <text:p text:style-name="Standard">Y'a-t-il déjà un glpi en place ?</text:p>
      <text:p text:style-name="Standard"/>
      <text:p text:style-name="P6">Contexte :</text:p>
      <text:p text:style-name="Standard">Développement d'un logiciel de remontées d'anomalies que les citoyens rencontrent dans leur territoire (ville, village, parc d'activité, parc de loisirs, …).</text:p>
      <text:p text:style-name="Standard"/>
      <text:p text:style-name="Standard">Acteurs :</text:p>
      <text:list xml:id="list36393165" text:style-name="L2">
        <text:list-item>
          <text:p text:style-name="P2">Le citoyen</text:p>
        </text:list-item>
        <text:list-item>
          <text:p text:style-name="P2">L'interlocuteur du service d'appel</text:p>
        </text:list-item>
        <text:list-item>
          <text:p text:style-name="P2">La personnes chargée de corriger les anomalies</text:p>
        </text:list-item>
        <text:list-item>
          <text:p text:style-name="P2">La personne en charge de superviser la résolution des problèmes</text:p>
        </text:list-item>
        <text:list-item>
          <text:p text:style-name="P2">Installateur du logiciel</text:p>
        </text:list-item>
        <text:list-item>
          <text:p text:style-name="P2">Administrateur</text:p>
        </text:list-item>
        <text:list-item>
          <text:p text:style-name="P2">Solidaire</text:p>
        </text:list-item>
      </text:list>
      <text:p text:style-name="Standard"/>
      <text:p text:style-name="P6">Application mobile :</text:p>
      <text:p text:style-name="Standard"/>
      <text:p text:style-name="Standard">Utilisateur :</text:p>
      <text:list xml:id="list36434904" text:style-name="L5">
        <text:list-item>
          <text:p text:style-name="P5">Citoyen</text:p>
        </text:list-item>
      </text:list>
      <text:p text:style-name="Standard"/>
      <text:p text:style-name="Standard">Supports :</text:p>
      <text:list xml:id="list36406483" text:style-name="L4">
        <text:list-item>
          <text:p text:style-name="P4">Android</text:p>
        </text:list-item>
        <text:list-item>
          <text:p text:style-name="P4">Iphone</text:p>
        </text:list-item>
        <text:list-item>
          <text:p text:style-name="P4">Microsoft</text:p>
        </text:list-item>
      </text:list>
      <text:p text:style-name="Standard"/>
      <text:p text:style-name="Standard">Disponibilité :</text:p>
      <text:p text:style-name="Standard">L'application doit être accessible sur les plate formes de téléchargement du support.</text:p>
      <text:p text:style-name="Standard"/>
      <text:p text:style-name="Standard">Règles de gestion :</text:p>
      <text:p text:style-name="Standard"/>
      <text:p text:style-name="Standard">Catégories de d'anomalie ou de danger</text:p>
      <text:list xml:id="list36363115" text:style-name="L1">
        <text:list-item>
          <text:p text:style-name="P1">Plaque d'égout manquante</text:p>
        </text:list-item>
        <text:list-item>
          <text:p text:style-name="P1">Fil électrique tombé par terre</text:p>
        </text:list-item>
        <text:list-item>
          <text:p text:style-name="P1">Encombrant sur la route</text:p>
        </text:list-item>
        <text:list-item>
          <text:p text:style-name="P1">Animal</text:p>
        </text:list-item>
      </text:list>
      <text:p text:style-name="Standard"/>
      <text:p text:style-name="Standard">Déclarations :</text:p>
      <text:list xml:id="list36373945" text:style-name="L3">
        <text:list-item>
          <text:p text:style-name="P3">Par téléphone</text:p>
        </text:list-item>
        <text:list-item>
          <text:p text:style-name="P3">Avec l'application de son appareil mobile</text:p>
        </text:list-item>
      </text:list>
      <text:p text:style-name="Standard"/>
      <text:p text:style-name="Standard">Le citoyen reçoit un accusé de réception de sa demande</text:p>
      <text:p text:style-name="Standard"/>
      <text:p text:style-name="Standard"/>
      <text:p text:style-name="P6">Interface web d'ajout d'anomalie :</text:p>
      <text:p text:style-name="Standard"/>
      <text:p text:style-name="Standard">Utilisateur :</text:p>
      <text:list xml:id="list36464624" text:continue-list="list36393165" text:style-name="L2">
        <text:list-item>
          <text:p text:style-name="P2">L'interlocuteur du service d'appel</text:p>
        </text:list-item>
      </text:list>
      <text:p text:style-name="Standard"/>
      <text:p text:style-name="Standard">Contexte :</text:p>
      <text:p text:style-name="Standard"/>
      <text:p text:style-name="Standard">L'interlocuteur du service d'appel aura une interface web pour enregistrer le problème et les coordonnées du déclarant.</text:p>
      <text:p text:style-name="Standard"/>
      <text:p text:style-name="Standard"/>
      <text:p text:style-name="P6">Alimentation d'un système glpi de gestion de maintenanc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hieu Templier</meta:initial-creator>
    <meta:creation-date>2015-10-09T16:16:04.44</meta:creation-date>
    <meta:document-statistic meta:table-count="0" meta:image-count="0" meta:object-count="0" meta:page-count="5" meta:paragraph-count="37" meta:word-count="181" meta:character-count="1131"/>
    <dc:date>2015-10-09T16:31:21.79</dc:date>
    <dc:creator>Mathieu Templier</dc:creator>
    <meta:editing-duration>PT7S</meta:editing-duration>
    <meta:editing-cycles>1</meta:editing-cycles>
    <meta:generator>OpenOffice.org/3.3$Win32 OpenOffice.org_project/330m20$Build-9567</meta:generator>
  </office:meta>
</office:document-meta>
</file>